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margin-top="0cm" fo:margin-bottom="0cm" style:contextual-spacing="false"/>
      <style:text-properties style:font-name="Monospace" fo:font-size="10pt" officeooo:rsid="006ceb49" officeooo:paragraph-rsid="006ceb49" style:font-size-asian="10pt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style:font-name="Monospace" fo:font-size="10pt" officeooo:rsid="0072fdc9" officeooo:paragraph-rsid="0072fdc9" style:font-size-asian="10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4698f6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ceb49" officeooo:paragraph-rsid="006ceb49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5a58d" officeooo:paragraph-rsid="0075a58d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ceb49" officeooo:paragraph-rsid="006ceb49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2fdc9" officeooo:paragraph-rsid="006ceb49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2fdc9" officeooo:paragraph-rsid="0072fdc9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965f5" officeooo:paragraph-rsid="007965f5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965f5" officeooo:paragraph-rsid="007a3a9c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Monospace" fo:font-size="10pt" officeooo:rsid="0072fdc9" officeooo:paragraph-rsid="006ceb49" style:font-size-asian="10pt" style:font-size-complex="12pt"/>
    </style:style>
    <style:style style:name="T1" style:family="text">
      <style:text-properties officeooo:rsid="00726ead"/>
    </style:style>
    <style:style style:name="T2" style:family="text">
      <style:text-properties style:font-name="Monospace" fo:font-size="10pt" officeooo:rsid="0072fdc9" style:font-size-asian="10pt" style:font-size-complex="12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794f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 rendu d’activités de Michael Ory</text:p>
      <text:p text:style-name="P5">du 0<text:span text:style-name="T4">2</text:span>/<text:span text:style-name="T1">02</text:span>/201<text:span text:style-name="T1">5</text:span> au <text:span text:style-name="T4">28</text:span>/<text:span text:style-name="T1">02/</text:span>201<text:span text:style-name="T1">5</text:span></text:p>
      <text:p text:style-name="P4"/>
      <text:p text:style-name="P4"/>
      <text:p text:style-name="P6"/>
      <text:p text:style-name="P8">Implémentation de l'identification des nœuds systèmes grâce à un timestamp à 0. Ce changement à permis de supprimer la classe SystemTClass.</text:p>
      <text:p text:style-name="P8"/>
      <text:p text:style-name="P8">Conception et implémentation du GenericHandler, ce dernier a pour <text:span text:style-name="T4">objectif de rendre lazy la construction de Generic.</text:span></text:p>
      <text:p text:style-name="P7"/>
      <text:p text:style-name="P12">Après réflexion nous nous sommes rendu compte que Generic System était capable de gérer nativement les Tree grâce à l'héritage entre instance.</text:p>
      <text:p text:style-name="P12">Suppression des méthodes spécifiques de gestion des Tree. Factorisation de la classe de gestion d'un système de fichier.</text:p>
      <text:p text:style-name="P12"/>
      <text:p text:style-name="P12">Implémentation du démarrage du moteur après le déploiement de Generic System.</text:p>
      <text:p text:style-name="P13"/>
      <text:p text:style-name="P13">Développement de l'exception CyclicException : un attribut ne peut pas avoir le même nom que son type.</text:p>
      <text:p text:style-name="P13"/>
      <text:p text:style-name="P12">Rédaction d'un billet sur la relation entre un arbre et un type.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5-03-30T11:06:54.210020467</dc:date>
    <meta:editing-duration>P8DT16H49M3S</meta:editing-duration>
    <meta:editing-cycles>90</meta:editing-cycles>
    <meta:generator>LibreOffice/4.2.8.2$Linux_X86_64 LibreOffice_project/420m0$Build-2</meta:generator>
    <meta:print-date>2014-09-01T12:23:56.943113723</meta:print-date>
    <meta:document-statistic meta:table-count="0" meta:image-count="0" meta:object-count="0" meta:page-count="1" meta:paragraph-count="9" meta:word-count="128" meta:character-count="827" meta:non-whitespace-character-count="708"/>
  </office:meta>
</office:document-meta>
</file>